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2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4.6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4.1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1.3cm" svg:x="1.5cm" svg:y="1.6cm">
          <text:p text:style-name="P1">MapGener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3cm" svg:x="8.2cm" svg:y="1.6cm"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3cm" svg:x="14.3cm" svg:y="1.6cm">
          <text:p text:style-name="P1">Play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cm" svg:y1="3.3cm" svg:x2="4cm" svg:y2="28.4cm">
          <text:p/>
        </draw:line>
        <draw:custom-shape draw:style-name="gr3" draw:text-style-name="P1" draw:layer="layout" svg:width="3.9cm" svg:height="1.3cm" svg:x="2cm" svg:y="6.1cm">
          <text:p text:style-name="P1">Generate(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3.2cm" svg:x2="10.7cm" svg:y2="28.3cm">
          <text:p/>
        </draw:line>
        <draw:line draw:style-name="gr2" draw:text-style-name="P2" draw:layer="layout" svg:x1="16.7cm" svg:y1="3.3cm" svg:x2="16.8cm" svg:y2="28.4cm">
          <text:p/>
        </draw:line>
        <draw:custom-shape draw:style-name="gr4" draw:text-style-name="P1" draw:layer="layout" svg:width="3.4cm" svg:height="1.1cm" svg:x="8.9cm" svg:y="3.7cm">
          <text:p text:style-name="P1">Start(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6cm" svg:y1="4.4cm" svg:x2="4.2cm" svg:y2="4.4cm">
          <text:p/>
        </draw:line>
        <draw:line draw:style-name="gr5" draw:text-style-name="P2" draw:layer="layout" svg:x1="4.1cm" svg:y1="8.4cm" svg:x2="10cm" svg:y2="8.4cm">
          <text:p/>
        </draw:line>
        <draw:custom-shape draw:style-name="gr6" draw:text-style-name="P1" draw:layer="layout" svg:width="5.1cm" svg:height="1.4cm" svg:x="8.2cm" svg:y="9.2cm">
          <text:p text:style-name="P1">BeginLoop()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cm" svg:height="1.4cm" svg:x="8.4cm" svg:y="11.4cm">
          <text:p text:style-name="P1">Input(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9cm" svg:y1="13.3cm" svg:x2="15.9cm" svg:y2="13.3cm">
          <text:p/>
        </draw:line>
        <draw:custom-shape draw:style-name="gr8" draw:text-style-name="P1" draw:layer="layout" svg:width="4.6cm" svg:height="1.3cm" svg:x="14.6cm" svg:y="14.2cm">
          <text:p text:style-name="P1">Update(Input)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3cm" svg:y1="16.1cm" svg:x2="11.2cm" svg:y2="16.1cm">
          <text:p/>
        </draw:line>
        <draw:custom-shape draw:style-name="gr9" draw:text-style-name="P1" draw:layer="layout" svg:width="4.1cm" svg:height="1.5cm" svg:x="8.4cm" svg:y="16.8cm">
          <text:p text:style-name="P1">Render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2:41:33.880556111</meta:creation-date>
    <dc:date>2018-01-22T12:47:45.529196406</dc:date>
    <meta:editing-duration>PT6M12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